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ncabezado_32_4" style:data-style-name="N0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3" style:family="table-cell" style:parent-style-name="Encabezado_32_4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Encabezado_32_4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5" style:family="table-cell" style:parent-style-name="Texto_32_de_32_advertencia" style:data-style-name="N19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</style:style>
    <style:style style:name="ce7" style:family="table-cell" style:parent-style-name="Bueno" style:data-style-name="N0">
      <style:table-cell-properties style:vertical-align="automatic" fo:background-color="#70AD47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style:text-underline-style="solid" style:text-underline-type="single"/>
    </style:style>
    <style:style style:name="ce10" style:family="table-cell" style:parent-style-name="Bueno" style:data-style-name="N13">
      <style:table-cell-properties style:vertical-align="automatic" fo:background-color="#A9D08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E7E6E6"/>
    </style:style>
    <style:style style:name="ce13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#FFE6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style:text-underline-style="solid" style:text-underline-type="single"/>
    </style:style>
    <style:style style:name="ce16" style:family="table-cell" style:parent-style-name="Default" style:data-style-name="N0"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background-color="#FFE699" style:repeat-content="false"/>
      <style:paragraph-properties fo:text-align="start" fo:margin-left="0cm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4.392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ext:p>Tareas / Fechas</text:p>
          </table:table-cell>
          <table:table-cell office:value-type="string" table:style-name="ce3">
            <text:p>20/01/2022 - Fecha Inicio</text:p>
          </table:table-cell>
          <table:table-cell office:value-type="date" office:date-value="2022-01-21T00:00:00" table:style-name="ce4">
            <text:p>21/01/2022</text:p>
          </table:table-cell>
          <table:table-cell office:value-type="date" office:date-value="2022-01-22T00:00:00" table:style-name="ce4">
            <text:p>22/01/2022</text:p>
          </table:table-cell>
          <table:table-cell office:value-type="date" office:date-value="2022-01-23T00:00:00" table:style-name="ce4">
            <text:p>23/01/2022</text:p>
          </table:table-cell>
          <table:table-cell office:value-type="date" office:date-value="2022-01-24T00:00:00" table:style-name="ce4">
            <text:p>24/01/2022</text:p>
          </table:table-cell>
          <table:table-cell office:value-type="date" office:date-value="2022-01-25T00:00:00" table:style-name="ce4">
            <text:p>25/01/2022</text:p>
          </table:table-cell>
          <table:table-cell office:value-type="date" office:date-value="2022-01-26T00:00:00" table:style-name="ce4">
            <text:p>26/01/2022</text:p>
          </table:table-cell>
          <table:table-cell office:value-type="date" office:date-value="2022-01-27T00:00:00" table:style-name="ce4">
            <text:p>27/01/2022</text:p>
          </table:table-cell>
          <table:table-cell office:value-type="date" office:date-value="2022-01-28T00:00:00" table:style-name="ce4">
            <text:p>28/01/2022</text:p>
          </table:table-cell>
          <table:table-cell office:value-type="date" office:date-value="2022-01-29T00:00:00" table:style-name="ce4">
            <text:p>29/01/2022</text:p>
          </table:table-cell>
          <table:table-cell office:value-type="date" office:date-value="2022-01-30T00:00:00" table:style-name="ce4">
            <text:p>30/01/2022</text:p>
          </table:table-cell>
          <table:table-cell office:value-type="date" office:date-value="2022-01-31T00:00:00" table:style-name="ce4">
            <text:p>31/01/2022</text:p>
          </table:table-cell>
          <table:table-cell office:value-type="date" office:date-value="2022-02-01T00:00:00" table:style-name="ce4">
            <text:p>01/02/2022</text:p>
          </table:table-cell>
          <table:table-cell office:value-type="string" table:style-name="ce5">
            <text:p>02/02/2022 - Fecha límite</text:p>
          </table:table-cell>
          <table:table-cell table:number-columns-repeated="16369"/>
        </table:table-row>
        <table:table-row table:style-name="ro1">
          <table:table-cell office:value-type="string" table:style-name="ce17">
            <text:p>Victor BA - Repositorio GitHub</text:p>
          </table:table-cell>
          <table:table-cell office:value-type="string" table:style-name="ce7">
            <text:p>Finalizado</text:p>
          </table:table-cell>
          <table:table-cell table:number-columns-repeated="12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6">
            <text:p>Daniel DG - Ejercicio 1</text:p>
          </table:table-cell>
          <table:table-cell table:style-name="ce8"/>
          <table:table-cell office:value-type="percentage" office:value="0.5" table:style-name="ce10">
            <text:p>50%</text:p>
          </table:table-cell>
          <table:table-cell office:value-type="string" table:style-name="ce11">
            <text:p>Finalizado</text:p>
          </table:table-cell>
          <table:table-cell table:number-columns-repeated="5" table:style-name="ce8"/>
          <table:table-cell table:style-name="ce12"/>
          <table:table-cell table:number-columns-repeated="4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6">
            <text:p>Daniel DG - Ejercicio 2 - Parte 1</text:p>
          </table:table-cell>
          <table:table-cell table:number-columns-repeated="3" table:style-name="ce8"/>
          <table:table-cell office:value-type="percentage" office:value="0.3" table:style-name="ce10">
            <text:p>30%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7">
            <text:p>Finalizado</text:p>
          </table:table-cell>
          <table:table-cell table:number-columns-repeated="3" table:style-name="ce12"/>
          <table:table-cell table:number-columns-repeated="4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6">
            <text:p>Daniel DG - Ejercicio 2 - Parte 2</text:p>
          </table:table-cell>
          <table:table-cell table:number-columns-repeated="6" table:style-name="ce8"/>
          <table:table-cell office:value-type="percentage" office:value="0.3" table:style-name="ce10">
            <text:p>30%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1">
            <text:p>Finalizado</text:p>
          </table:table-cell>
          <table:table-cell table:number-columns-repeated="4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13">
            <text:p>Martin LB - Ejercicio 3<text:s/></text:p>
          </table:table-cell>
          <table:table-cell table:number-columns-repeated="6" table:style-name="ce8"/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7">
            <text:p>Finalizado</text:p>
          </table:table-cell>
          <table:table-cell table:number-columns-repeated="3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14">
            <text:p>Victor BA - Ejercicio 4<text:s/></text:p>
          </table:table-cell>
          <table:table-cell table:number-columns-repeated="2" table:style-name="ce8"/>
          <table:table-cell office:value-type="percentage" office:value="0.1" table:style-name="ce10">
            <text:p>10%</text:p>
          </table:table-cell>
          <table:table-cell office:value-type="percentage" office:value="0.1" table:style-name="ce10">
            <text:p>1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1" table:style-name="ce10">
            <text:p>1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1" table:style-name="ce10">
            <text:p>10%</text:p>
          </table:table-cell>
          <table:table-cell office:value-type="percentage" office:value="0.1" table:style-name="ce10">
            <text:p>10%</text:p>
          </table:table-cell>
          <table:table-cell office:value-type="string" table:style-name="ce7">
            <text:p>Finalizado</text:p>
          </table:table-cell>
          <table:table-cell table:number-columns-repeated="3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13">
            <text:p>Martin LB - Ejercicio 5</text:p>
          </table:table-cell>
          <table:table-cell table:number-columns-repeated="3" table:style-name="ce12"/>
          <table:table-cell office:value-type="percentage" office:value="0.1" table:style-name="ce10">
            <text:p>1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7">
            <text:p>Finalizado</text:p>
          </table:table-cell>
          <table:table-cell table:number-columns-repeated="6" table:style-name="ce8"/>
          <table:table-cell table:style-name="ce9"/>
          <table:table-cell table:number-columns-repeated="16369"/>
        </table:table-row>
        <table:table-row table:style-name="ro2">
          <table:table-cell office:value-type="string" table:style-name="ce13">
            <text:p>Martin LB - Maquetado y Documentación</text:p>
          </table:table-cell>
          <table:table-cell table:number-columns-repeated="4" table:style-name="ce8"/>
          <table:table-cell table:style-name="ce15"/>
          <table:table-cell table:number-columns-repeated="6" table:style-name="ce8"/>
          <table:table-cell office:value-type="percentage" office:value="0.2" table:style-name="ce10">
            <text:p>20%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7">
            <text:p>Finalizado</text:p>
          </table:table-cell>
          <table:table-cell table:number-columns-repeated="16369"/>
        </table:table-row>
        <table:table-row table:style-name="ro2">
          <table:table-cell office:value-type="string" table:style-name="ce14">
            <text:p>Victor BA - Presentación</text:p>
          </table:table-cell>
          <table:table-cell table:number-columns-repeated="12" table:style-name="ce8"/>
          <table:table-cell office:value-type="percentage" office:value="0.5" table:style-name="ce10">
            <text:p>50%</text:p>
          </table:table-cell>
          <table:table-cell office:value-type="string" table:style-name="ce7">
            <text:p>Finalizado</text:p>
          </table:table-cell>
          <table:table-cell table:number-columns-repeated="1636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6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Bueno" style:family="table-cell" style:data-style-name="N0">
      <style:table-cell-properties fo:background-color="#C6EFCE"/>
      <style:text-properties fo:color="#006100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dvertencia" style:display-name="Texto de advertencia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derp derp</meta:initial-creator>
    <dc:creator>derp derp</dc:creator>
    <meta:creation-date>2022-02-02T11:14:35Z</meta:creation-date>
    <dc:date>2022-02-02T16:44:56Z</dc:date>
  </office:meta>
</office:document-meta>
</file>